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Calificaciones" table:style-name="ta1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Apellido(s)</text:p>
          </table:table-cell>
          <table:table-cell office:value-type="string">
            <text:p>Número de ID</text:p>
          </table:table-cell>
          <table:table-cell office:value-type="string">
            <text:p>Institución</text:p>
          </table:table-cell>
          <table:table-cell office:value-type="string">
            <text:p>Departamento</text:p>
          </table:table-cell>
          <table:table-cell office:value-type="string">
            <text:p>Cuestionario:Inglés Técnico Nivel I - Examen Final (Real)</text:p>
          </table:table-cell>
          <table:table-cell office:value-type="string">
            <text:p>Última descarga de este curso</text:p>
          </table:table-cell>
        </table:table-row>
        <table:table-row>
          <table:table-cell office:value-type="string">
            <text:p>Damaris Daiana</text:p>
          </table:table-cell>
          <table:table-cell office:value-type="string">
            <text:p>Aguirre</text:p>
          </table:table-cell>
          <table:table-cell office:value-type="string">
            <text:p>4354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María Sol</text:p>
          </table:table-cell>
          <table:table-cell office:value-type="string">
            <text:p>Carabajal</text:p>
          </table:table-cell>
          <table:table-cell office:value-type="string">
            <text:p>45825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yamila</text:p>
          </table:table-cell>
          <table:table-cell office:value-type="string">
            <text:p>carricaburo</text:p>
          </table:table-cell>
          <table:table-cell office:value-type="string">
            <text:p>5029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5.00">
            <text:p>45.00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Jorge Antonio</text:p>
          </table:table-cell>
          <table:table-cell office:value-type="string">
            <text:p>Cichello</text:p>
          </table:table-cell>
          <table:table-cell office:value-type="string">
            <text:p>47125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karina</text:p>
          </table:table-cell>
          <table:table-cell office:value-type="string">
            <text:p>comigual</text:p>
          </table:table-cell>
          <table:table-cell office:value-type="string">
            <text:p>4963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Ariel</text:p>
          </table:table-cell>
          <table:table-cell office:value-type="string">
            <text:p>Coppa</text:p>
          </table:table-cell>
          <table:table-cell office:value-type="string">
            <text:p>4940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Gonzalo</text:p>
          </table:table-cell>
          <table:table-cell office:value-type="string">
            <text:p>Debona</text:p>
          </table:table-cell>
          <table:table-cell office:value-type="string">
            <text:p>5683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Daniela Victoria</text:p>
          </table:table-cell>
          <table:table-cell office:value-type="string">
            <text:p>del Dago Ortuño</text:p>
          </table:table-cell>
          <table:table-cell office:value-type="string">
            <text:p>49075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Mariana</text:p>
          </table:table-cell>
          <table:table-cell office:value-type="string">
            <text:p>Finoli</text:p>
          </table:table-cell>
          <table:table-cell office:value-type="string">
            <text:p>5055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Araceli</text:p>
          </table:table-cell>
          <table:table-cell office:value-type="string">
            <text:p>Gonzalez</text:p>
          </table:table-cell>
          <table:table-cell office:value-type="string">
            <text:p>49859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Flor</text:p>
          </table:table-cell>
          <table:table-cell office:value-type="string">
            <text:p>Gonzalez</text:p>
          </table:table-cell>
          <table:table-cell office:value-type="string">
            <text:p>4939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Jenifer del Carmen</text:p>
          </table:table-cell>
          <table:table-cell office:value-type="string">
            <text:p>Guitian Diaz</text:p>
          </table:table-cell>
          <table:table-cell office:value-type="string">
            <text:p>4742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EZEQUIEL</text:p>
          </table:table-cell>
          <table:table-cell office:value-type="string">
            <text:p>IANNELLA</text:p>
          </table:table-cell>
          <table:table-cell office:value-type="string">
            <text:p>49045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Ibarra</text:p>
          </table:table-cell>
          <table:table-cell office:value-type="string">
            <text:p>5000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Gerardo Jose</text:p>
          </table:table-cell>
          <table:table-cell office:value-type="string">
            <text:p>Kamann</text:p>
          </table:table-cell>
          <table:table-cell office:value-type="string">
            <text:p>50596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Alexis Guillermo</text:p>
          </table:table-cell>
          <table:table-cell office:value-type="string">
            <text:p>Lanza Castelli</text:p>
          </table:table-cell>
          <table:table-cell office:value-type="string">
            <text:p>15285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David</text:p>
          </table:table-cell>
          <table:table-cell office:value-type="string">
            <text:p>Lazarte</text:p>
          </table:table-cell>
          <table:table-cell office:value-type="string">
            <text:p>5039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Rodolfo javier</text:p>
          </table:table-cell>
          <table:table-cell office:value-type="string">
            <text:p>martinez</text:p>
          </table:table-cell>
          <table:table-cell office:value-type="string">
            <text:p>4353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Jonathan Ezequiel</text:p>
          </table:table-cell>
          <table:table-cell office:value-type="string">
            <text:p>Medina</text:p>
          </table:table-cell>
          <table:table-cell office:value-type="string">
            <text:p>4284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Navarrete</text:p>
          </table:table-cell>
          <table:table-cell office:value-type="string">
            <text:p>5024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Maximiliano</text:p>
          </table:table-cell>
          <table:table-cell office:value-type="string">
            <text:p>Negreti</text:p>
          </table:table-cell>
          <table:table-cell office:value-type="string">
            <text:p>46148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Zulma Edith</text:p>
          </table:table-cell>
          <table:table-cell office:value-type="string">
            <text:p>Painemilla</text:p>
          </table:table-cell>
          <table:table-cell office:value-type="string">
            <text:p>3895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Carla</text:p>
          </table:table-cell>
          <table:table-cell office:value-type="string">
            <text:p>Paredes</text:p>
          </table:table-cell>
          <table:table-cell office:value-type="string">
            <text:p>4456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Leandro</text:p>
          </table:table-cell>
          <table:table-cell office:value-type="string">
            <text:p>Quarroz</text:p>
          </table:table-cell>
          <table:table-cell office:value-type="string">
            <text:p>4958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carina</text:p>
          </table:table-cell>
          <table:table-cell office:value-type="string">
            <text:p>rios sale</text:p>
          </table:table-cell>
          <table:table-cell office:value-type="string">
            <text:p>5060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Florencia</text:p>
          </table:table-cell>
          <table:table-cell office:value-type="string">
            <text:p>Roldan</text:p>
          </table:table-cell>
          <table:table-cell office:value-type="string">
            <text:p>5068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Isabella</text:p>
          </table:table-cell>
          <table:table-cell office:value-type="string">
            <text:p>Sanchez</text:p>
          </table:table-cell>
          <table:table-cell office:value-type="string">
            <text:p>4832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Lucia Magdalena</text:p>
          </table:table-cell>
          <table:table-cell office:value-type="string">
            <text:p>Toledo</text:p>
          </table:table-cell>
          <table:table-cell office:value-type="string">
            <text:p>5078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Abel Florencio</text:p>
          </table:table-cell>
          <table:table-cell office:value-type="string">
            <text:p>Toranzo</text:p>
          </table:table-cell>
          <table:table-cell office:value-type="string">
            <text:p>48865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Gabriel</text:p>
          </table:table-cell>
          <table:table-cell office:value-type="string">
            <text:p>Varcovischky</text:p>
          </table:table-cell>
          <table:table-cell office:value-type="string">
            <text:p>43615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Damian</text:p>
          </table:table-cell>
          <table:table-cell office:value-type="string">
            <text:p>Viera</text:p>
          </table:table-cell>
          <table:table-cell office:value-type="string">
            <text:p>5014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Karina Mabel</text:p>
          </table:table-cell>
          <table:table-cell office:value-type="string">
            <text:p>Villalba</text:p>
          </table:table-cell>
          <table:table-cell office:value-type="string">
            <text:p>50599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Victor</text:p>
          </table:table-cell>
          <table:table-cell office:value-type="string">
            <text:p>Yanssen</text:p>
          </table:table-cell>
          <table:table-cell office:value-type="string">
            <text:p>4620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1703560073</text:p>
          </table:table-cell>
        </table:table-row>
        <table:table-row>
          <table:table-cell office:value-type="string">
            <text:p>Jonatan</text:p>
          </table:table-cell>
          <table:table-cell office:value-type="string">
            <text:p>Zalazar</text:p>
          </table:table-cell>
          <table:table-cell office:value-type="string">
            <text:p>50435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17035600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3.11.6 (Build: 20220314)</meta:generator>
    <meta:initial-creator>Diego Chiarenza</meta:initial-creator>
    <meta:creation-date>2023-12-26T00:07:53</meta:creation-date>
    <meta:document-statistic meta:table-count="1" meta:cell-count="0" meta:object-count="0"/>
  </office:meta>
</office:document-meta>
</file>